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02cm" fo:min-width="5.723cm"/>
    </style:style>
    <style:style style:name="gr2" style:family="graphic" style:parent-style-name="standard">
      <style:graphic-properties draw:fill-color="#00cccc" draw:textarea-horizontal-align="justify" draw:textarea-vertical-align="middle" draw:auto-grow-height="false" fo:min-height="7.243cm" fo:min-width="6.739cm"/>
    </style:style>
    <style:style style:name="gr3" style:family="graphic" style:parent-style-name="standard">
      <style:graphic-properties draw:textarea-horizontal-align="justify" draw:textarea-vertical-align="middle" draw:auto-grow-height="false" fo:min-height="7.243cm" fo:min-width="6.739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6.612cm"/>
    </style:style>
    <style:style style:name="gr5" style:family="graphic" style:parent-style-name="standard">
      <style:graphic-properties draw:textarea-horizontal-align="justify" draw:textarea-vertical-align="middle" draw:auto-grow-height="false" fo:min-height="3.306cm" fo:min-width="6.739cm"/>
    </style:style>
    <style:style style:name="gr6" style:family="graphic" style:parent-style-name="standard">
      <style:graphic-properties draw:fill-color="#99ffff" draw:textarea-horizontal-align="justify" draw:textarea-vertical-align="middle" draw:auto-grow-height="false" fo:min-height="1.02cm" fo:min-width="5.596cm"/>
    </style:style>
    <style:style style:name="gr7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106cm" draw:marker-start="Arrow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00cccc"/>
      <style:paragraph-properties fo:text-align="start"/>
    </style:style>
    <style:style style:name="P5" style:family="paragraph">
      <loext:graphic-properties draw:fill-color="#99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1.254cm" svg:y="8.366cm">
          <text:p text:style-name="P1">IMPOR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239cm" svg:height="7.493cm" svg:x="9.255cm" svg:y="5.191cm">
          <text:p text:style-name="P3">[</text:p>
          <text:p text:style-name="P3"><text:s text:c="2"/>{</text:p>
          <text:p text:style-name="P3"><text:s text:c="4"/>"amount": 100,</text:p>
          <text:p text:style-name="P3"><text:s text:c="4"/>"description": "bla",</text:p>
          <text:p text:style-name="P3"><text:s text:c="4"/>"date": "9.3.2018",</text:p>
          <text:p text:style-name="P3"><text:s text:c="4"/>"account": "cash",</text:p>
          <text:p text:style-name="P3"><text:s text:c="4"/>"tag": "restaurant"</text:p>
          <text:p text:style-name="P3"><text:s text:c="2"/>},</text:p>
          <text:p text:style-name="P3">…</text:p>
          <text:p text:style-name="P3">]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9cm" svg:height="7.493cm" svg:x="19.701cm" svg:y="13.065cm">
          <text:p text:style-name="P3">[ <text:s text:c="10"/><text:span text:style-name="T1">TABLE</text:span></text:p>
          <text:p text:style-name="P3"><text:s text:c="2"/>{</text:p>
          <text:p text:style-name="P3"><text:s text:c="4"/>"amount": 100,</text:p>
          <text:p text:style-name="P3"><text:s text:c="4"/>"description": "bla",</text:p>
          <text:p text:style-name="P3"><text:s text:c="4"/>"date": "9.3.2018",</text:p>
          <text:p text:style-name="P3"><text:s text:c="4"/>"account": "cash",</text:p>
          <text:p text:style-name="P3"><text:s text:c="4"/>"tag": "restaurant"</text:p>
          <text:p text:style-name="P3"><text:s text:c="2"/>},</text:p>
          <text:p text:style-name="P3">…</text:p>
          <text:p text:style-name="P3">]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112cm" svg:height="2.794cm" svg:x="19.669cm" svg:y="5.064cm">
          <text:p text:style-name="P1"><text:span text:style-name="T1">ACCOUNTS</text:span></text:p>
          <text:p text:style-name="P1"/>
          <text:p text:style-name="P1">[“cash”, “privat”, ...]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239cm" svg:height="3.556cm" svg:x="19.701cm" svg:y="8.62cm">
          <text:p text:style-name="P1"><text:span text:style-name="T1">TAGS</text:span></text:p>
          <text:p text:style-name="P1"/>
          <text:p text:style-name="P1">[“restaurant”, </text:p>
          <text:p text:style-name="P1">“transport”, ...]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096cm" svg:height="1.27cm" svg:x="1.381cm" svg:y="1.889cm">
          <text:p text:style-name="P1">JSON? CSV?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763cm" svg:y="1.889cm">
          <text:p text:style-name="P1">EXPORT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7.477cm" svg:y1="9.001cm" svg:x2="9.382cm" svg:y2="9.001cm">
          <text:p/>
        </draw:line>
        <draw:line draw:style-name="gr8" draw:text-style-name="P6" draw:layer="layout" svg:x1="16.494cm" svg:y1="8.874cm" svg:x2="19.669cm" svg:y2="6.969cm">
          <text:p/>
        </draw:line>
        <draw:line draw:style-name="gr8" draw:text-style-name="P6" draw:layer="layout" svg:x1="16.494cm" svg:y1="8.874cm" svg:x2="19.796cm" svg:y2="10.525cm">
          <text:p/>
        </draw:line>
        <draw:line draw:style-name="gr8" draw:text-style-name="P6" draw:layer="layout" svg:x1="16.494cm" svg:y1="8.874cm" svg:x2="19.669cm" svg:y2="16.24cm">
          <text:p/>
        </draw:line>
        <draw:line draw:style-name="gr8" draw:text-style-name="P6" draw:layer="layout" svg:x1="16.494cm" svg:y1="8.874cm" svg:x2="19.669cm" svg:y2="3.032cm">
          <text:p/>
        </draw:line>
        <draw:frame draw:style-name="gr9" draw:text-style-name="P7" draw:layer="layout" svg:width="2.725cm" svg:height="0.962cm" svg:x="19.796cm" svg:y="2.651cm">
          <draw:text-box>
            <text:p>OTHER</text:p>
          </draw:text-box>
        </draw:frame>
        <draw:line draw:style-name="gr10" draw:text-style-name="P6" draw:layer="layout" svg:x1="12.938cm" svg:y1="5.191cm" svg:x2="12.938cm" svg:y2="3.159cm">
          <text:p/>
        </draw:line>
        <draw:line draw:style-name="gr11" draw:text-style-name="P6" draw:layer="layout" svg:x1="4.048cm" svg:y1="3.159cm" svg:x2="4.048cm" svg:y2="8.366cm">
          <text:p/>
        </draw:line>
        <draw:line draw:style-name="gr12" draw:text-style-name="P6" draw:layer="layout" svg:x1="9.763cm" svg:y1="2.651cm" svg:x2="7.477cm" svg:y2="2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1:38:36.560063671</meta:creation-date>
    <dc:date>2018-03-09T11:59:11.152847871</dc:date>
    <meta:editing-duration>PT11S</meta:editing-duration>
    <meta:editing-cycles>1</meta:editing-cycles>
    <meta:document-statistic meta:object-count="16"/>
    <meta:generator>LibreOffice/5.2.7.2$Linux_X86_64 LibreOffice_project/20m0$Build-2</meta:generator>
  </office:meta>
</office:document-meta>
</file>